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2ba61" officeooo:paragraph-rsid="00016fa6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019041" officeooo:paragraph-rsid="00019041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4pt" fo:font-weight="bold" officeooo:rsid="0012ba61" officeooo:paragraph-rsid="00016fa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19041" officeooo:paragraph-rsid="00019041" style:font-size-asian="12.25pt" style:font-weight-asian="bold" style:font-size-complex="14pt" style:font-weight-complex="bold"/>
    </style:style>
    <style:style style:name="T1" style:family="text">
      <style:text-properties officeooo:rsid="001434fb"/>
    </style:style>
    <style:style style:name="T2" style:family="text">
      <style:text-properties officeooo:rsid="00313f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sign Document – Android Email Client</text:p>
      <text:p text:style-name="P1"/>
      <text:p text:style-name="P4">Features</text:p>
      <text:p text:style-name="P2"/>
      <text:p text:style-name="P2">Fetch and display internet mail</text:p>
      <text:p text:style-name="P2">Display and allow switching between any mailboxes</text:p>
      <text:p text:style-name="P2">Send mail messages</text:p>
      <text:p text:style-name="P2">Authentication via password</text:p>
      <text:p text:style-name="P1"/>
      <text:p text:style-name="P3">Task list</text:p>
      <text:p text:style-name="P1"/>
      <text:p text:style-name="P1">This is to keep track of what I have to do and to have an idea what I should do next:</text:p>
      <text:p text:style-name="P1"/>
      <text:p text:style-name="P1">1. Setup your dev environment <text:span text:style-name="T1">X</text:span></text:p>
      <text:p text:style-name="P1">2. Setup a mail server on your dev machine <text:span text:style-name="T1">X</text:span></text:p>
      <text:p text:style-name="P1">3. Read the SMTP specs and make a specification on how you’ll implement SMTP <text:span text:style-name="T2">X</text:span></text:p>
      <text:p text:style-name="P1">4. Implement SMTP in code according to the specs <text:span text:style-name="T2">X</text:span></text:p>
      <text:p text:style-name="P1">5. Read the IMAP specs and make a specification on how you’ll implement IMAP <text:span text:style-name="T2">X</text:span></text:p>
      <text:p text:style-name="P1">6. Implement the IMAP component <text:span text:style-name="T2">X</text:span></text:p>
      <text:p text:style-name="P1">7. Start up an Android Studio project and make a graphical user interface for your SMTP and IMAP components</text:p>
      <text:p text:style-name="P1">8. Once the project is done make a proper README.md file with proper install instructions and how to install and configure the mail serv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1:04:31.361749888</meta:creation-date>
    <dc:date>2025-01-03T11:13:38.362116880</dc:date>
    <meta:editing-duration>PT9M6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6" meta:word-count="152" meta:character-count="824" meta:non-whitespace-character-count="687"/>
  </office:meta>
</office:document-meta>
</file>